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P1_20_1in_auto" style:family="paragraph">
      <style:paragraph-properties fo:text-indent="1in" style:auto-text-indent="true"/>
      <style:text-properties fo:font-size="20pt"/>
    </style:style>
    <!-- changing textindent should have no effect with autotextindent enabled -->
    <style:style style:name="P2_20_4in_auto" style:family="paragraph">
      <style:paragraph-properties fo:text-indent="4in" style:auto-text-indent="true"/>
      <style:text-properties fo:font-size="20pt"/>
    </style:style>
    <!-- but changing fontsize should -->
    <style:style style:name="P3_12_1in_auto" style:family="paragraph">
      <style:paragraph-properties fo:text-indent="1in" style:auto-text-indent="true"/>
      <style:text-properties fo:font-size="12pt"/>
    </style:style>
    <!-- so should be the case without autotextindent -->
    <style:style style:name="P4_12_1in" style:family="paragraph">
      <style:paragraph-properties fo:text-indent="1in" style:auto-text-indent="false"/>
      <style:text-properties fo:font-size="12pt"/>
    </style:style>
    <style:style style:name="P5_12_1in" style:family="paragraph">
      <style:paragraph-properties fo:text-indent="1in"/>
      <style:text-properties fo:font-size="12pt"/>
    </style:style>
  </office:automatic-styles>
  <office:body>
    <office:text>
      <text:p text:style-name="P1_20_1in_auto">
This is an example of paragraph with font size 20pt, text indent of 1inch (ineffective) and automatic text indent enabled. This should just look, er, big. [P1_20_1in_auto]
   </text:p>
      <text:p/>
      <text:p/>
      <text:p text:style-name="P2_20_4in_auto">
This is an example of paragraph with font size 20pt, text indent of 4inch (ineffective) and automatic text indent enabled. This should visually have the same indentation as P1_20_1in_auto. [P2_20_4in_auto]
   </text:p>
      <text:p/>
      <text:p/>
      <text:p text:style-name="P3_12_1in_auto">
This is an example of paragraph with font size 12pt, text indent of 1inch (ineffective) and automatic text indent enabled. This should visually have lesser indentation (proportional to the font size decrease) than P1_20_1in_auto. [P3_12_1in_auto]
   </text:p>
      <text:p/>
      <text:p/>
      <text:p text:style-name="P4_12_1in">
This is an example of paragraph with font size 12pt, text indent of 1inch and automatic text indent disabled. This should visually have 1 inch indentation. [P4_12_1in]
   </text:p>
      <text:p/>
      <text:p/>
      <text:p text:style-name="P5_12_1in">
This is an example of paragraph with font size 12pt, text indent of 1inch and automatic text indent unspecified. This should visually have 1 inch indentation, same as P4_12_1in. [P5_12_1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